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49e14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db4c04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0b669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e1c86c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e772c4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officeooo:rsid="00167e90" officeooo:paragraph-rsid="01c696f1" style:font-name-asian="Times New Roman" style:font-size-asian="12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1db4c04" officeooo:paragraph-rsid="01db4c0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1e02941" officeooo:paragraph-rsid="01e0294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rsid="01e25ebb" officeooo:paragraph-rsid="01e25ebb"/>
    </style:style>
    <style:style style:name="P27" style:family="paragraph" style:parent-style-name="Default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1e02941" officeooo:paragraph-rsid="01e02941" style:font-size-asian="14pt" style:font-weight-asian="normal" style:font-size-complex="14pt" style:font-weight-complex="normal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0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normal" officeooo:rsid="01e02941" officeooo:paragraph-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fo:font-weight="normal" officeooo:rsid="01e02941" officeooo:paragraph-rsid="01e0294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1e02941" officeooo:paragraph-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text-line-through-style="none" style:text-line-through-type="none" fo:font-size="14pt" style:text-underline-style="none" fo:font-weight="normal" officeooo:rsid="01e02941" officeooo:paragraph-rsid="01e0294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1e25ebb" officeooo:paragraph-rsid="01e25e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officeooo:paragraph-rsid="01c9257f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1db4c04" style:font-size-asian="14pt" style:font-weight-asian="bold" style:font-size-complex="14pt"/>
    </style:style>
    <style:style style:name="T9" style:family="text">
      <style:text-properties fo:color="#000000" fo:font-size="14pt" fo:language="en" fo:country="US" fo:font-weight="bold" officeooo:rsid="01d94f5a" style:font-size-asian="14pt" style:font-weight-asian="bold" style:font-size-complex="14pt"/>
    </style:style>
    <style:style style:name="T10" style:family="text">
      <style:text-properties fo:color="#000000" fo:font-size="14pt" fo:font-weight="normal" officeooo:rsid="01a0b669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officeooo:rsid="01999311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1e80a1b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b928b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e1c8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1e25e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en" fo:country="US" fo:font-weight="normal" officeooo:rsid="01e1c8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en" fo:country="US" fo:font-weight="normal" officeooo:rsid="01e25e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en" fo:country="US" officeooo:rsid="01e959df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fo:color="#000000" style:font-name="Times New Roman" fo:font-size="14pt" fo:language="en" fo:country="US" officeooo:rsid="01ef9b9c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fo:color="#000000" style:font-name="Times New Roman" fo:font-size="14pt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font-size="14pt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0.009cm" fo:language="ru" fo:country="RU" fo:font-weight="normal" officeooo:rsid="0199931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0.009cm" fo:language="ru" fo:country="RU" fo:font-weight="normal" officeooo:rsid="01d9df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0.009cm" fo:language="ru" fo:country="RU" fo:font-weight="normal" officeooo:rsid="01e772c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0.009cm" fo:language="ru" fo:country="RU" fo:font-weight="normal" officeooo:rsid="01e873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style:font-name="Times New Roman" fo:font-size="10pt" fo:font-weight="normal" officeooo:rsid="001ae5a6" style:font-size-asian="10pt" style:font-weight-asian="normal" style:font-size-complex="10pt" style:font-weight-complex="normal"/>
    </style:style>
    <style:style style:name="T37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8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9" style:family="text">
      <style:text-properties style:use-window-font-color="true" style:font-name="Times New Roman" fo:font-size="14pt" fo:language="ru" fo:country="RU" fo:font-weight="bold" officeooo:rsid="01db4c0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0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42" style:family="text">
      <style:text-properties style:use-window-font-color="true" style:font-name="Times New Roman" fo:language="en" fo:country="US" officeooo:rsid="01e07301" style:font-name-asian="Times New Roman" style:font-name-complex="Times New Roman" style:language-complex="ar" style:country-complex="SA"/>
    </style:style>
    <style:style style:name="T43" style:family="text">
      <style:text-properties officeooo:rsid="00167e90"/>
    </style:style>
    <style:style style:name="T44" style:family="text">
      <style:text-properties officeooo:rsid="01ef9b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11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28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9">5</text:span></text:p>
      <text:p text:style-name="P3"><text:span text:style-name="T5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29">Тема: Разработка собственного прерывания</text:span></text:span><text:span text:style-name="Название_20_книги"><text:span text:style-name="T30">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2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35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35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2">Цель работы.</text:p>
      <text:p text:style-name="P14"><text:span text:style-name="T13">Изучить </text:span><text:span text:style-name="T14">основы работы с прерываниями</text:span><text:span text:style-name="Название_20_книги"><text:span text:style-name="T31">. </text:span></text:span><text:span text:style-name="Название_20_книги"><text:span text:style-name="T32">Применить на практике полученные знания о прерываниях, написав свое собственное.</text:span></text:span></text:p>
      <text:p text:style-name="P14"><text:span text:style-name="Название_20_книги"><text:span text:style-name="T32"/></text:span></text:p>
      <text:p text:style-name="P15"><text:span text:style-name="T39">Краткие сведения</text:span><text:span text:style-name="T8">.</text:span></text:p>
      <text:p text:style-name="P23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 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23">Программа обработки прерывания - это отдельная процедура, имеющая структуру:</text:p>
      <text:p text:style-name="P23">SUBR_INT PROC FAR</text:p>
      <text:p text:style-name="P23">PUSH AX ; сохранение изменяемых регистров</text:p>
      <text:p text:style-name="P23">...</text:p>
      <text:p text:style-name="P23">&lt;действия по обработке прерывания&gt;</text:p>
      <text:p text:style-name="P23">POP AX ; восстановление регистров</text:p>
      <text:p text:style-name="P23">...</text:p>
      <text:p text:style-name="P23">MOV AL, 20H</text:p>
      <text:p text:style-name="P23">OUT 20H,AL</text:p>
      <text:p text:style-name="P23">IRET</text:p>
      <text:p text:style-name="P23">SUBR_INT ENDP</text:p>
      <text:p text:style-name="P23"><text:soft-page-break/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</text:p>
      <text:p text:style-name="P23"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23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23">; -- в сегменте данных</text:p>
      <text:p text:style-name="P23">KEEP_CS DW 0 ; для хранения сегмента</text:p>
      <text:p text:style-name="P23">KEEP_IP DW 0 ; и смещения вектора прерывания</text:p>
      <text:p text:style-name="P23">; -- в начале программы</text:p>
      <text:p text:style-name="P23">MOV AH, 35H ; функция получения вектора</text:p>
      <text:p text:style-name="P23">MOV AL, 1CH ; номер вектора</text:p>
      <text:p text:style-name="P23">INT 21H</text:p>
      <text:p text:style-name="P23">MOV KEEP_IP, BX ; запоминание смещения</text:p>
      <text:p text:style-name="P23">MOV KEEP_CS, ES ; и сегмента вектора прерывания</text:p>
      <text:p text:style-name="P23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23">PUSH DS</text:p>
      <text:p text:style-name="P23">MOV DX, OFFSET ROUT ; смещение для процедуры в DX</text:p>
      <text:p text:style-name="P23">MOV AX, SEG ROUT ; сегмент процедуры</text:p>
      <text:p text:style-name="P23">MOV DS, AX ; помещаем в DS</text:p>
      <text:p text:style-name="P23">MOV AH, 25H ; функция установки вектора</text:p>
      <text:p text:style-name="P23">MOV AL, 60H ; номер вектора</text:p>
      <text:p text:style-name="P23"><text:soft-page-break/>INT 21H ; меняем прерывание</text:p>
      <text:p text:style-name="P23">POP DS</text:p>
      <text:p text:style-name="P23">Далее может выполняться вызов нового обработчика прерывания.</text:p>
      <text:p text:style-name="P23">В конце программы восстанавливается старый вектор прерывания</text:p>
      <text:p text:style-name="P23">CLI</text:p>
      <text:p text:style-name="P23">PUSH DS</text:p>
      <text:p text:style-name="P23">MOV DX, KEEP_IP</text:p>
      <text:p text:style-name="P23">MOV AX, KEEP_CS</text:p>
      <text:p text:style-name="P23">MOV DS, AX</text:p>
      <text:p text:style-name="P23">MOV AH, 25H</text:p>
      <text:p text:style-name="P23">MOV AL, 1CH</text:p>
      <text:p text:style-name="P23">INT 21H ; восстанавливаем старый вектор прерывания</text:p>
      <text:p text:style-name="P23">POP DS</text:p>
      <text:p text:style-name="P23">STI</text:p>
      <text:p text:style-name="P23"/>
      <text:p text:style-name="P13"><text:span text:style-name="T37">Текст задания</text:span><text:span text:style-name="T5">.</text:span></text:p>
      <text:p text:style-name="P25"><text:span text:style-name="T41">Вариант 1</text:span><text:span text:style-name="T42">B</text:span><text:span text:style-name="T41">.</text:span></text:p>
      <text:p text:style-name="P34">Разработать собственное прерывание.</text:p>
      <text:p text:style-name="P27"><text:span text:style-name="T41">1 </text:span>- 1Ch - прерывание от часов - генерируется автоматически операционной системой </text:p>
      <text:p text:style-name="P37">18 раз в сек; </text:p>
      <text:p text:style-name="P36">В - Выдача звукового сигнала;</text:p>
      <text:p text:style-name="P35"/>
      <text:p text:style-name="P16"><text:span text:style-name="T38">Ход работы</text:span><text:span text:style-name="T7">.</text:span></text:p>
      <text:p text:style-name="P17"><text:span text:style-name="T10">В ходе работы была разработана программа, </text:span><text:span text:style-name="T21">которая по вызову прерывания </text:span><text:span text:style-name="T24">1Ch </text:span><text:span text:style-name="T21">воспроизводит звуковой сигнал</text:span><text:span text:style-name="T10">.</text:span></text:p>
      <text:p text:style-name="P18"><text:span text:style-name="T19">Д</text:span><text:span text:style-name="T21">ля этого было произведено сохранение сегмента и смещения изначального прерывания 1</text:span><text:span text:style-name="T24">Ch </text:span><text:span text:style-name="T21">в переменные </text:span><text:span text:style-name="T24">keep_cs </text:span><text:span text:style-name="T21">и </text:span><text:span text:style-name="T24">keep_ip </text:span><text:span text:style-name="T21">соответственно. </text:span><text:span text:style-name="T22">После прерывание </text:span><text:span text:style-name="T25">1Ch </text:span><text:span text:style-name="T22">было переопределено под вызов функции SUBR_INT, в </text:span><text:soft-page-break/><text:span text:style-name="T22">которой на экран с помощью прерывания </text:span><text:span text:style-name="T25">21h </text:span><text:span text:style-name="T22">выводится «символ» </text:span><text:span text:style-name="T25">07h, <text:s/></text:span><text:span text:style-name="T22">соответствующий звуковому сигналу в таблице </text:span><text:span text:style-name="T25">ASCII.</text:span></text:p>
      <text:p text:style-name="P38">После воспроизведения звука происходит восстановление старого вектора прерывания — обратно записываются сегмент и смещение, сохраненные в переменных программы.</text:p>
      <text:p text:style-name="P26"><text:span text:style-name="T28">Функция</text:span><text:span text:style-name="T23"> MAIN </text:span><text:span text:style-name="T28">завершается операндом </text:span><text:span text:style-name="T23">ret.</text:span></text:p>
      <text:list xml:id="list3249975883" text:style-name="L1">
        <text:list-header>
          <text:p text:style-name="P39"><text:span text:style-name="T17">Исходный код</text:span><text:span text:style-name="T20"> программы </text:span><text:span text:style-name="T17">представлен в </text:span><text:span text:style-name="T18">п</text:span><text:span text:style-name="T17">риложении А.</text:span></text:p>
        </text:list-header>
      </text:list>
      <text:p text:style-name="P11"/>
      <text:p text:style-name="P24">Выводы.</text:p>
      <text:p text:style-name="P19"><text:span text:style-name="Название_20_книги"><text:span text:style-name="T33">Б</text:span></text:span><text:span text:style-name="Название_20_книги"><text:span text:style-name="T31">ы</text:span></text:span><text:span text:style-name="Название_20_книги"><text:span text:style-name="T33">ли и</text:span></text:span><text:span text:style-name="Название_20_книги"><text:span text:style-name="T31">зуч</text:span></text:span><text:span text:style-name="Название_20_книги"><text:span text:style-name="T33">ены основы работы с прерываниями</text:span></text:span><text:span text:style-name="Название_20_книги"><text:span text:style-name="T31">. <text:s/></text:span></text:span><text:span text:style-name="Название_20_книги"><text:span text:style-name="T34">Были п</text:span></text:span><text:span text:style-name="Название_20_книги"><text:span text:style-name="T32">римен</text:span></text:span><text:span text:style-name="Название_20_книги"><text:span text:style-name="T34">ены</text:span></text:span><text:span text:style-name="Название_20_книги"><text:span text:style-name="T32"> на практике полученные знания о прерываниях, </text:span></text:span><text:span text:style-name="Название_20_книги"><text:span text:style-name="T34">было написано собственное прерывание, воспроизводящее звуковой сигнал.</text:span></text:span></text:p>
      <text:p text:style-name="P31"><text:span text:style-name="Название_20_книги"><text:span text:style-name="T2"/></text:span></text:p>
      <text:p text:style-name="P32"><text:span text:style-name="Название_20_книги"><text:span text:style-name="T43">ПРИЛОЖЕНИЕ А</text:span></text:span></text:p>
      <text:p text:style-name="P29"><text:span text:style-name="Название_20_книги"><text:span text:style-name="T40">ИСХОДНЫЙ КОД ПРОГРАММЫ</text:span></text:span></text:p>
      <text:p text:style-name="P29"><text:span text:style-name="Название_20_книги"><text:span text:style-name="T40"/></text:span></text:p>
      <text:p text:style-name="P30"><text:span text:style-name="T15">Название файла:</text:span><text:span text:style-name="T16"> </text:span><text:span text:style-name="T27">source</text:span><text:span text:style-name="T16">.asm</text:span></text:p>
      <text:p text:style-name="P20"/>
      <text:p text:style-name="P21">AStack<text:tab/>SEGMENT<text:tab/>STACK</text:p>
      <text:p text:style-name="P21"><text:tab/>DB 256 DUP(?)</text:p>
      <text:p text:style-name="P21">AStack <text:s/>ENDS</text:p>
      <text:p text:style-name="P21"/>
      <text:p text:style-name="P21">DATA<text:tab/>SEGMENT</text:p>
      <text:p text:style-name="P21"><text:tab/>keep_cs DW 0 ; для хранения сегмента</text:p>
      <text:p text:style-name="P21"><text:tab/>keep_ip DW 0 ; и смещения прерывания</text:p>
      <text:p text:style-name="P21">DATA <text:s text:c="5"/>ENDS</text:p>
      <text:p text:style-name="P21"/>
      <text:p text:style-name="P21">CODE <text:s text:c="3"/>SEGMENT</text:p>
      <text:p text:style-name="P21"><text:s text:c="4"/>ASSUME SS:AStack, DS:DATA, CS:CODE</text:p>
      <text:p text:style-name="P21"/>
      <text:p text:style-name="P21">SUBR_INT PROC FAR ;начало процедуры</text:p>
      <text:p text:style-name="P21"/>
      <text:p text:style-name="P21"><text:tab/>push ax ;сохранение изменяемого регистра</text:p>
      <text:p text:style-name="P21"><text:tab/>push dx ;сохранение изменяемого регистра</text:p>
      <text:p text:style-name="P21"/>
      <text:p text:style-name="P21"><text:tab/>mov ah, 2 ;вывод на "дисплей"</text:p>
      <text:p text:style-name="P21"><text:tab/>mov dl, 07h ;beep</text:p>
      <text:p text:style-name="P21"><text:tab/>int 21h</text:p>
      <text:p text:style-name="P21"/>
      <text:p text:style-name="P21"><text:tab/>pop dx ;восстановление регистра</text:p>
      <text:p text:style-name="P21"><text:tab/>pop ax ;восстановление регистра</text:p>
      <text:p text:style-name="P21"/>
      <text:p text:style-name="P21"><text:tab/>mov al, 20h<text:tab/>;разрешаем обработку прерываний</text:p>
      <text:p text:style-name="P21"><text:tab/>out 20h, al<text:tab/>;с более низкими уровнями</text:p>
      <text:p text:style-name="P21"><text:tab/>iret ;конец прерывания</text:p>
      <text:p text:style-name="P21"/>
      <text:p text:style-name="P21">SUBR_INT ENDP ;конец процедуры</text:p>
      <text:p text:style-name="P21"/>
      <text:p text:style-name="P21">MAIN PROC FAR</text:p>
      <text:p text:style-name="P21"/>
      <text:p text:style-name="P21"><text:tab/>push ds</text:p>
      <text:p text:style-name="P21"><text:tab/>sub ax, ax</text:p>
      <text:p text:style-name="P21"><text:tab/>push ax</text:p>
      <text:p text:style-name="P21"><text:soft-page-break/><text:tab/>mov ax, DATA</text:p>
      <text:p text:style-name="P21"><text:tab/>mov ds, ax</text:p>
      <text:p text:style-name="P21"/>
      <text:p text:style-name="P21"><text:tab/>mov ah, 35h</text:p>
      <text:p text:style-name="P21"><text:tab/>mov al, 1ch</text:p>
      <text:p text:style-name="P21"><text:tab/>int 21h</text:p>
      <text:p text:style-name="P21"><text:tab/>mov keep_ip, bx</text:p>
      <text:p text:style-name="P21"><text:tab/>mov keep_cs, es</text:p>
      <text:p text:style-name="P21"/>
      <text:p text:style-name="P21"><text:tab/>push ds</text:p>
      <text:p text:style-name="P21"><text:tab/>mov dx, offset SUBR_INT</text:p>
      <text:p text:style-name="P21"><text:tab/>mov ax, seg SUBR_INT</text:p>
      <text:p text:style-name="P21"><text:tab/>mov ds, ax</text:p>
      <text:p text:style-name="P21"><text:tab/>mov ah, 25h</text:p>
      <text:p text:style-name="P21"><text:tab/>mov al, 1ch</text:p>
      <text:p text:style-name="P21"><text:tab/>int 21h</text:p>
      <text:p text:style-name="P21"><text:tab/>pop ds</text:p>
      <text:p text:style-name="P21"/>
      <text:p text:style-name="P21"><text:tab/>int 1ch</text:p>
      <text:p text:style-name="P21"/>
      <text:p text:style-name="P21"/>
      <text:p text:style-name="P21"><text:tab/>;восстанавливаем старый вектор прерывания</text:p>
      <text:p text:style-name="P21"><text:tab/>cli</text:p>
      <text:p text:style-name="P21"><text:tab/>push ds</text:p>
      <text:p text:style-name="P21"><text:tab/>mov dx, keep_ip</text:p>
      <text:p text:style-name="P21"><text:tab/>mov ax, keep_cs</text:p>
      <text:p text:style-name="P21"><text:tab/>mov ds, ax</text:p>
      <text:p text:style-name="P21"><text:tab/>mov ah, 25h</text:p>
      <text:p text:style-name="P21"><text:tab/>mov al, 1ch</text:p>
      <text:p text:style-name="P21"><text:tab/>int 21h</text:p>
      <text:p text:style-name="P21"><text:tab/>pop ds</text:p>
      <text:p text:style-name="P21"><text:tab/>sti</text:p>
      <text:p text:style-name="P21"/>
      <text:p text:style-name="P21"><text:tab/>ret</text:p>
      <text:p text:style-name="P21"/>
      <text:p text:style-name="P21">MAIN ENDP</text:p>
      <text:p text:style-name="P21">CODE ENDS</text:p>
      <text:p text:style-name="P21">END MAIN</text:p>
      <text:p text:style-name="P22"><text:span text:style-name="Название_20_книги"><text:span text:style-name="T3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7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Министерство образования Российской Федерации</dc:title>
    <dc:subject/>
    <meta:keyword/>
    <meta:initial-creator>Vladimir Kirianchikov</meta:initial-creator>
    <meta:creation-date>2020-09-09T21:10:00</meta:creation-date>
    <dc:date>2020-11-18T20:43:41.848000000</dc:date>
    <meta:editing-cycles>395</meta:editing-cycles>
    <meta:editing-duration>PT5H58M54S</meta:editing-duration>
    <meta:generator>LibreOffice/6.4.0.3$Windows_x86 LibreOffice_project/b0a288ab3d2d4774cb44b62f04d5d28733ac6df8</meta:generator>
    <meta:document-statistic meta:table-count="1" meta:image-count="0" meta:object-count="0" meta:page-count="7" meta:paragraph-count="138" meta:word-count="796" meta:character-count="5351" meta:non-whitespace-character-count="4625"/>
  </office:meta>
</office:document-meta>
</file>